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P3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 CYR" fo:font-size="9pt" fo:language="en" fo:country="US" fo:font-weight="bold" style:font-name-asian="Arial CYR" style:font-size-asian="9pt" style:font-weight-asian="bold" style:font-name-complex="Arial CYR" style:font-size-complex="9pt" style:font-weight-complex="bold"/>
    </style:style>
    <style:style style:name="P6" style:family="paragraph" style:parent-style-name="Standard">
      <style:paragraph-properties style:text-autospace="none"/>
      <style:text-properties style:font-name="Arial CYR" fo:font-size="9pt" fo:font-weight="bold" style:font-name-asian="Arial CYR" style:font-size-asian="9pt" style:font-weight-asian="bold" style:font-name-complex="Arial CYR" style:font-size-complex="9pt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text-properties fo:font-size="9pt" fo:language="ru" fo:country="RU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P11" style:family="paragraph" style:parent-style-name="Standard" style:list-style-name="">
      <style:paragraph-properties style:text-autospace="none"/>
      <style:text-properties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3">
        <text:section text:style-name="Sect2" text:name="Section3">
          <text:p text:style-name="P10">0.6391; Счётчик 1</text:p>
          <text:p text:style-name="P11">0.6131; Счётчик 2</text:p>
          <text:p text:style-name="P11"/>
          <text:p text:style-name="P11">0.6553; Счётчик 3</text:p>
          <text:p text:style-name="P11">0.6732; Счётчик 4</text:p>
          <text:p text:style-name="P11"/>
          <text:p text:style-name="P11">0.5887; Счётчик 5</text:p>
          <text:p text:style-name="P11">0.6651; Счётчик 6</text:p>
        </text:section>
        <text:section text:style-name="Sect2" text:name="Section4">
          <text:p text:style-name="P1">Чтение идентификационных данных</text:p>
          <text:p text:style-name="P1">Внутренний номер: 2051</text:p>
          <text:p text:style-name="P1">Серийный номер: 2</text:p>
          <text:p text:style-name="P1">Номер поставки: 512</text:p>
          <text:p text:style-name="P1"/>
          <text:p text:style-name="P1">27.04.2018 15:28:49<text:tab/></text:p>
          <text:p text:style-name="P1">Чтение времени интегрирования</text:p>
          <text:p text:style-name="P1">254</text:p>
          <text:p text:style-name="P1"/>
          <text:p text:style-name="P1"/>
          <text:p text:style-name="P1">27.04.2018 15:28:51<text:tab/></text:p>
          <text:p text:style-name="P1">Чтение порогов</text:p>
          <text:p text:style-name="P1">канал 1: рабочий порог 500</text:p>
          <text:p text:style-name="P1">канал 1: аварийный порог 1000</text:p>
        </text:section>
      </text:section>
      <text:section text:style-name="Sect2" text:name="Раздел1">
        <text:p text:style-name="P4">Диапазон 1</text:p>
        <text:p text:style-name="P4">Диапазон 2</text:p>
        <text:p text:style-name="P4">Диапазон 3</text:p>
      </text:section>
      <text:p text:style-name="P3"/>
      <text:section text:style-name="Sect2" text:name="Section1">
        <text:p text:style-name="P2">27.04.2018 15:28:54<text:tab/></text:p>
        <text:p text:style-name="P2">Чтение коэффициентов</text:p>
        <text:p text:style-name="P2">Cчётчик 1: мёртвое время: 9.872e-005</text:p>
        <text:p text:style-name="P2">Cчётчик 1: коэффициент: 0.06391</text:p>
        <text:p text:style-name="P2">Cчётчик 1: собственный фон: 0</text:p>
        <text:p text:style-name="P2">Cчётчик 2: мёртвое время: 8.411e-005</text:p>
        <text:p text:style-name="P2">Cчётчик 2: коэффициент: 0.06081</text:p>
        <text:p text:style-name="P2">Cчётчик 2: собственный фон: 0</text:p>
        <text:p text:style-name="P2">Cчётчик 3: мёртвое время: 8.435e-005</text:p>
        <text:p text:style-name="P2">Cчётчик 3: коэффициент: 0.06003</text:p>
        <text:p text:style-name="P2">Cчётчик 3: собственный фон: 0</text:p>
        <text:p text:style-name="P2">Cчётчик 4: мёртвое время: 7.937e-005</text:p>
        <text:p text:style-name="P2">Cчётчик 4: коэффициент: 0.08338</text:p>
        <text:p text:style-name="P2">Cчётчик 4: собственный фон: 0</text:p>
        <text:p text:style-name="P2">Cчётчик 5: мёртвое время: 8.806e-005</text:p>
        <text:p text:style-name="P2">Cчётчик 5: коэффициент: 0.08864</text:p>
        <text:p text:style-name="P2">Cчётчик 5: собственный фон: 0</text:p>
        <text:p text:style-name="P2">Cчётчик 6: мёртвое время: 9.316e-005</text:p>
        <text:p text:style-name="P2">Cчётчик 6: коэффициент: 0.0621</text:p>
        <text:p text:style-name="P2">Cчётчик 6: собственный фон: 0</text:p>
        <text:p text:style-name="P2"/>
        <text:p text:style-name="P2">27.04.2018 15:28:58<text:tab/></text:p>
        <text:p text:style-name="P2">Чтение коэффициентов</text:p>
        <text:p text:style-name="P2">Cчётчик 1: мёртвое время: 3.893e-005</text:p>
        <text:p text:style-name="P2">Cчётчик 1: коэффициент: 4</text:p>
        <text:p text:style-name="P2">Cчётчик 1: собственный фон: 0</text:p>
        <text:p text:style-name="P2">Cчётчик 2: мёртвое время: 2.488e-005</text:p>
        <text:p text:style-name="P2">Cчётчик 2: коэффициент: 5.286</text:p>
        <text:p text:style-name="P2">Cчётчик 2: собственный фон: 0</text:p>
        <text:p text:style-name="P2">Cчётчик 3: мёртвое время: 5.044e-005</text:p>
        <text:p text:style-name="P2">Cчётчик 3: коэффициент: 3.78</text:p>
        <text:p text:style-name="P2">Cчётчик 3: собственный фон: 0</text:p>
        <text:p text:style-name="P2">Cчётчик 4: мёртвое время: 2.331e-005</text:p>
        <text:p text:style-name="P2">Cчётчик 4: коэффициент: 5.538</text:p>
        <text:p text:style-name="P2">Cчётчик 4: собственный фон: 0</text:p>
        <text:p text:style-name="P2">Cчётчик 5: мёртвое время: 2.212e-005</text:p>
        <text:p text:style-name="P2">Cчётчик 5: коэффициент: 8.378</text:p>
        <text:p text:style-name="P2">Cчётчик 5: собственный фон: 0</text:p>
        <text:p text:style-name="P2">Cчётчик 6: мёртвое время: 2.812e-005</text:p>
        <text:p text:style-name="P2">Cчётчик 6: коэффициент: 7.392</text:p>
        <text:p text:style-name="P2">Cчётчик 6: собственный фон: 0</text:p>
        <text:p text:style-name="P2"/>
        <text:p text:style-name="P2">27.04.2018 15:29:02<text:tab/></text:p>
        <text:p text:style-name="P2">Чтение коэффициентов</text:p>
        <text:p text:style-name="P2">Cчётчик 1: мёртвое время: 0.000117</text:p>
        <text:p text:style-name="P2">Cчётчик 1: коэффициент: 476.8</text:p>
        <text:p text:style-name="P2">Cчётчик 1: собственный фон: 0</text:p>
        <text:p text:style-name="P2">Cчётчик 2: мёртвое время: 0.0001215</text:p>
        <text:p text:style-name="P2">Cчётчик 2: коэффициент: 362.5</text:p>
        <text:p text:style-name="P2">Cчётчик 2: собственный фон: 0</text:p>
        <text:p text:style-name="P2">Cчётчик 3: мёртвое время: 0.0001303</text:p>
        <text:p text:style-name="P2">Cчётчик 3: коэффициент: 338.5</text:p>
        <text:p text:style-name="P2">Cчётчик 3: собственный фон: 0</text:p>
        <text:p text:style-name="P2">Cчётчик 4: мёртвое время: 0.0001284</text:p>
        <text:p text:style-name="P2">Cчётчик 4: коэффициент: 321.7</text:p>
        <text:p text:style-name="P2">Cчётчик 4: собственный фон: 0</text:p>
        <text:p text:style-name="P2">Cчётчик 5: мёртвое время: 0.0001196</text:p>
        <text:p text:style-name="P2">Cчётчик 5: коэффициент: 512.4</text:p>
        <text:p text:style-name="P2">Cчётчик 5: собственный фон: 0</text:p>
        <text:p text:style-name="P2">Cчётчик 6: мёртвое время: 0.0001118</text:p>
        <text:p text:style-name="P2">Cчётчик 6: коэффициент: 597.9</text:p>
        <text:p text:style-name="P2">Cчётчик 6: собственный фон: 0</text:p>
      </text:section>
      <text:p text:style-name="P7"/>
      <text:p text:style-name="P4"/>
      <text:p text:style-name="P4"/>
      <text:section text:style-name="Sect2" text:name="Раздел4">
        <text:p text:style-name="P5">0.3898; Счётчик 1</text:p>
        <text:p text:style-name="P6">0.3737; Счётчик 2</text:p>
        <text:p text:style-name="P6"/>
        <text:p text:style-name="P6">0.5298; Счётчик 3</text:p>
        <text:p text:style-name="P6">0.4152; Счётчик 4</text:p>
        <text:p text:style-name="P6"/>
        <text:p text:style-name="P6">0.3333; Счётчик 5</text:p>
        <text:p text:style-name="P6">0.4257; Счётчик 6</text:p>
      </text:section>
      <text:section text:style-name="Sect2" text:name="Section2">
        <text:p text:style-name="P1">12.02.2018 12:13:32<text:tab/></text:p>
        <text:p text:style-name="P1">Чтение идентификационных данных</text:p>
        <text:p text:style-name="P1">Внутренний номер: 4096</text:p>
        <text:p text:style-name="P1">Серийный номер: 32</text:p>
        <text:p text:style-name="P1">Номер поставки: 4</text:p>
        <text:p text:style-name="P1"/>
        <text:p text:style-name="P1">12.02.2018 12:13:35<text:tab/></text:p>
        <text:p text:style-name="P1">Чтение времени интегрирования</text:p>
        <text:p text:style-name="P1">255</text:p>
        <text:p text:style-name="P1"/>
        <text:p text:style-name="P1"/>
        <text:p text:style-name="P1"/>
        <text:p text:style-name="P1">12.02.2018 12:13:37<text:tab/></text:p>
        <text:p text:style-name="P1">Чтение порогов</text:p>
        <text:p text:style-name="P1">канал 1: рабочий порог 500</text:p>
        <text:p text:style-name="P1">канал 1: аварийный порог 1000</text:p>
        <text:p text:style-name="P4"/>
      </text:section>
      <text:section text:style-name="Sect2" text:name="Раздел5">
        <text:p text:style-name="P4">Диапазон 1</text:p>
        <text:p text:style-name="P4">Диапазон 2</text:p>
        <text:p text:style-name="P4">Диапазон 3</text:p>
      </text:section>
      <text:p text:style-name="P4"/>
      <text:section text:style-name="Sect2" text:name="Раздел2">
        <text:p text:style-name="P1">12.02.2018 12:13:40<text:tab/></text:p>
        <text:p text:style-name="P1">Чтение коэффициентов</text:p>
        <text:p text:style-name="P1">Cчётчик 1: мёртвое время: 8.545e-005</text:p>
        <text:p text:style-name="P1">Cчётчик 1: коэффициент: 0.06544</text:p>
        <text:p text:style-name="P1">Cчётчик 1: собственный фон: 0.7163</text:p>
        <text:p text:style-name="P1">Cчётчик 2: мёртвое время: 9.324e-005</text:p>
        <text:p text:style-name="P1">Cчётчик 2: коэффициент: 0.06422</text:p>
        <text:p text:style-name="P1">Cчётчик 2: собственный фон: 0.5617</text:p>
        <text:p text:style-name="P1">Cчётчик 3: мёртвое время: 8.475e-005</text:p>
        <text:p text:style-name="P1">Cчётчик 3: коэффициент: 0.06423</text:p>
        <text:p text:style-name="P1">Cчётчик 3: собственный фон: 0.5653</text:p>
        <text:p text:style-name="P1">Cчётчик 4: мёртвое время: 7.55e-005</text:p>
        <text:p text:style-name="P1">Cчётчик 4: коэффициент: 0.06254</text:p>
        <text:p text:style-name="P1">Cчётчик 4: собственный фон: 0.7697</text:p>
        <text:p text:style-name="P1">Cчётчик 5: мёртвое время: 9.545e-005</text:p>
        <text:p text:style-name="P1">Cчётчик 5: коэффициент: 0.06466</text:p>
        <text:p text:style-name="P1">Cчётчик 5: собственный фон: 0.6179</text:p>
        <text:p text:style-name="P1">Cчётчик 6: мёртвое время: 9e-005</text:p>
        <text:p text:style-name="P1">Cчётчик 6: коэффициент: 0.06262</text:p>
        <text:p text:style-name="P1">Cчётчик 6: собственный фон: 0.5505</text:p>
        <text:p text:style-name="P1"/>
        <text:p text:style-name="P1">12.02.2018 12:13:45<text:tab/></text:p>
        <text:p text:style-name="P1">Чтение коэффициентов</text:p>
        <text:p text:style-name="P1">Cчётчик 1: мёртвое время: 2.72e-005</text:p>
        <text:p text:style-name="P1">Cчётчик 1: коэффициент: 7.264</text:p>
        <text:p text:style-name="P1">Cчётчик 1: собственный фон: 0</text:p>
        <text:p text:style-name="P1">Cчётчик 2: мёртвое время: 2.578e-005</text:p>
        <text:p text:style-name="P1">Cчётчик 2: коэффициент: 8.722</text:p>
        <text:p text:style-name="P1">Cчётчик 2: собственный фон: 0</text:p>
        <text:p text:style-name="P1">Cчётчик 3: мёртвое время: 2.363e-005</text:p>
        <text:p text:style-name="P1">Cчётчик 3: коэффициент: 7.267</text:p>
        <text:p text:style-name="P1">Cчётчик 3: собственный фон: 0</text:p>
        <text:p text:style-name="P1">Cчётчик 4: мёртвое время: 2.395e-005</text:p>
        <text:p text:style-name="P1">Cчётчик 4: коэффициент: 8.192</text:p>
        <text:p text:style-name="P1">Cчётчик 4: собственный фон: 0</text:p>
        <text:p text:style-name="P1">Cчётчик 5: мёртвое время: 3.065e-005</text:p>
        <text:p text:style-name="P1">Cчётчик 5: коэффициент: 8.01</text:p>
        <text:p text:style-name="P1">Cчётчик 5: собственный фон: 0</text:p>
        <text:p text:style-name="P1">Cчётчик 6: мёртвое время: 2.763e-005</text:p>
        <text:p text:style-name="P1">Cчётчик 6: коэффициент: 7.449</text:p>
        <text:p text:style-name="P1">Cчётчик 6: собственный фон: 0</text:p>
        <text:p text:style-name="P1"/>
        <text:p text:style-name="P1">12.02.2018 12:13:49<text:tab/></text:p>
        <text:p text:style-name="P1">Чтение коэффициентов</text:p>
        <text:p text:style-name="P1">Cчётчик 1: мёртвое время: 0.0001162</text:p>
        <text:p text:style-name="P1">Cчётчик 1: коэффициент: 535.8</text:p>
        <text:p text:style-name="P1">Cчётчик 1: собственный фон: 0</text:p>
        <text:p text:style-name="P1">Cчётчик 2: мёртвое время: 0.0001127</text:p>
        <text:p text:style-name="P1">Cчётчик 2: коэффициент: 553.2</text:p>
        <text:p text:style-name="P1">Cчётчик 2: собственный фон: 0</text:p>
        <text:p text:style-name="P1">Cчётчик 3: мёртвое время: 0.0001179</text:p>
        <text:p text:style-name="P1">Cчётчик 3: коэффициент: 438.9</text:p>
        <text:p text:style-name="P1">Cчётчик 3: собственный фон: 0</text:p>
        <text:p text:style-name="P1">Cчётчик 4: мёртвое время: 0.0001153</text:p>
        <text:p text:style-name="P1">Cчётчик 4: коэффициент: 484.9</text:p>
        <text:p text:style-name="P1">Cчётчик 4: собственный фон: 0</text:p>
        <text:p text:style-name="P1">Cчётчик 5: мёртвое время: 0.0001173</text:p>
        <text:p text:style-name="P1">Cчётчик 5: коэффициент: 541.8</text:p>
        <text:p text:style-name="P1">Cчётчик 5: собственный фон: 0</text:p>
        <text:p text:style-name="P1">Cчётчик 6: мёртвое время: 0.0001136</text:p>
        <text:p text:style-name="P1">Cчётчик 6: коэффициент: 648.4</text:p>
        <text:p text:style-name="P1">Cчётчик 6: собственный фон: 0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Arial CYR" svg:font-family="'Arial CYR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5M48S</meta:editing-duration>
    <meta:editing-cycles>13</meta:editing-cycles>
    <meta:generator>OpenOffice/4.1.4$Win32 OpenOffice.org_project/414m5$Build-9788</meta:generator>
    <dc:date>2018-04-27T15:43:40.07</dc:date>
    <meta:print-date>2018-04-27T15:38:00.33</meta:print-date>
    <dc:creator>Vadim Serikov</dc:creator>
    <meta:printed-by>Vadim Serikov</meta:printed-by>
    <meta:document-statistic meta:table-count="0" meta:image-count="0" meta:object-count="0" meta:page-count="1" meta:paragraph-count="161" meta:word-count="642" meta:character-count="4395"/>
    <meta:user-defined meta:name="Info 1"/>
    <meta:user-defined meta:name="Info 2"/>
    <meta:user-defined meta:name="Info 3"/>
    <meta:user-defined meta:name="Info 4"/>
  </office:meta>
</office:document-meta>
</file>